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3021in" fo:margin-left="-0.6938in" fo:margin-right="-0.6833in" table:align="margins"/>
    </style:style>
    <style:style style:name="Table1.A" style:family="table-column">
      <style:table-column-properties style:column-width="0.9479in" style:rel-column-width="1365*"/>
    </style:style>
    <style:style style:name="Table1.B" style:family="table-column">
      <style:table-column-properties style:column-width="2.4063in" style:rel-column-width="3465*"/>
    </style:style>
    <style:style style:name="Table1.C" style:family="table-column">
      <style:table-column-properties style:column-width="1.8542in" style:rel-column-width="2670*"/>
    </style:style>
    <style:style style:name="Table1.D" style:family="table-column">
      <style:table-column-properties style:column-width="1.0313in" style:rel-column-width="1485*"/>
    </style:style>
    <style:style style:name="Table1.E" style:family="table-column">
      <style:table-column-properties style:column-width="2.0625in" style:rel-column-width="29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[ACTION]</text:p>
          </table:table-cell>
          <table:table-cell table:style-name="Table1.A1" office:value-type="string">
            <text:p text:style-name="Table_20_Contents">&lt;PARAMETERS&gt;</text:p>
          </table:table-cell>
          <table:table-cell table:style-name="Table1.A1" office:value-type="string">
            <text:p text:style-name="Table_20_Contents">/PATH{':' denotes params}</text:p>
          </table:table-cell>
          <table:table-cell table:style-name="Table1.A1" office:value-type="string">
            <text:p text:style-name="Table_20_Contents">RESULT</text:p>
          </table:table-cell>
          <table:table-cell table:style-name="Table1.E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users</text:p>
          </table:table-cell>
          <table:table-cell table:style-name="Table1.A2" office:value-type="string">
            <text:p text:style-name="Table_20_Contents">Users</text:p>
          </table:table-cell>
          <table:table-cell table:style-name="Table1.E2" office:value-type="string">
            <text:p text:style-name="Table_20_Contents">Reads and returns all current users as an array</text:p>
          </table:table-cell>
        </table:table-row>
        <table:table-row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&lt;”name”:”STRING”,</text:p>
            <text:p text:style-name="Table_20_Contents">“password”: ”STRING”,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</text:p>
          </table:table-cell>
          <table:table-cell table:style-name="Table1.A2" office:value-type="string">
            <text:p text:style-name="Table_20_Contents">Created user</text:p>
          </table:table-cell>
          <table:table-cell table:style-name="Table1.E2" office:value-type="string">
            <text:p text:style-name="Table_20_Contents">Creat a new user, and returns that user</text:p>
          </table:table-cell>
        </table:table-row>
        <table:table-row>
          <table:table-cell table:style-name="Table1.A2" office:value-type="string">
            <text:p text:style-name="Table_20_Contents">PUT</text:p>
          </table:table-cell>
          <table:table-cell table:style-name="Table1.A2" office:value-type="string">
            <text:p text:style-name="Table_20_Contents">&lt;”name”:”STRING”,</text:p>
            <text:p text:style-name="Table_20_Contents">“password”: ”STRING”,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Update/Creat user</text:p>
          </table:table-cell>
          <table:table-cell table:style-name="Table1.E2" office:value-type="string">
            <text:p text:style-name="Table_20_Contents">Updates a user by user ID, or creats a user if needed, and returns that user</text:p>
          </table:table-cell>
        </table:table-row>
        <table:table-row>
          <table:table-cell table:style-name="Table1.A2" office:value-type="string">
            <text:p text:style-name="Table_20_Contents">PATCH</text:p>
          </table:table-cell>
          <table:table-cell table:style-name="Table1.A2" office:value-type="string">
            <text:p text:style-name="Table_20_Contents">&lt;”name”:”STRING”, <text:s/>||</text:p>
            <text:p text:style-name="Table_20_Contents">“password”: ”STRING”, <text:s/>||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Update user</text:p>
          </table:table-cell>
          <table:table-cell table:style-name="Table1.E2" office:value-type="string">
            <text:p text:style-name="Table_20_Contents">Updates user value/s by user ID, and returns that user</text:p>
          </table:table-cell>
        </table:table-row>
        <table:table-row>
          <table:table-cell table:style-name="Table1.A2" office:value-type="string">
            <text:p text:style-name="Table_20_Contents">DE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Deleted user </text:p>
          </table:table-cell>
          <table:table-cell table:style-name="Table1.E2" office:value-type="string">
            <text:p text:style-name="Table_20_Contents">Deletes user, and returns that user</text:p>
          </table:table-cell>
        </table:table-row>
      </table:table>
      <text:p text:style-name="Standard"/>
      <text:p text:style-name="Standard">RESTful functions for:</text:p>
      <text:p text:style-name="Standard">Registration: <text:s/>POST to creat a new user.</text:p>
      <text:p text:style-name="Standard">Forgot Password: <text:s/>PATCH to change one part of the user a forgoten password.</text:p>
      <text:p text:style-name="Standard">Login: <text:s/>PATCH ??? If you're loged in you can change user info for a specific user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well Seifert</meta:initial-creator>
    <meta:creation-date>2020-07-07T15:35:31.06</meta:creation-date>
    <dc:date>2020-07-08T16:09:40.67</dc:date>
    <dc:creator>Maxwell Seifert</dc:creator>
    <meta:editing-duration>PT1H29M25S</meta:editing-duration>
    <meta:editing-cycles>2</meta:editing-cycles>
    <meta:generator>OpenOffice/4.1.3$Win32 OpenOffice.org_project/413m1$Build-9783</meta:generator>
    <meta:document-statistic meta:table-count="1" meta:image-count="0" meta:object-count="0" meta:page-count="1" meta:paragraph-count="38" meta:word-count="137" meta:character-count="838"/>
  </office:meta>
</office:document-meta>
</file>